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2c72" officeooo:paragraph-rsid="00022c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geschlossen:</text:p>
      <text:p text:style-name="P1"><text:tab/>Zugmöglichkeiten mit Ausschluss der schon besetzten </text:p>
      <text:p text:style-name="P1"/>
      <text:p text:style-name="P1"><text:tab/>4.6.2018</text:p>
      <text:p text:style-name="P1"/>
      <text:p text:style-name="P1">Abgeschloss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36S</meta:editing-duration>
    <meta:editing-cycles>3</meta:editing-cycles>
    <meta:generator>LibreOffice/5.4.2.2$Windows_X86_64 LibreOffice_project/22b09f6418e8c2d508a9eaf86b2399209b0990f4</meta:generator>
    <dc:date>2018-06-04T15:20:12.177000000</dc:date>
    <meta:document-statistic meta:table-count="0" meta:image-count="0" meta:object-count="0" meta:page-count="1" meta:paragraph-count="4" meta:word-count="9" meta:character-count="89" meta:non-whitespace-character-count="81"/>
    <meta:user-defined meta:name="Info 1"/>
    <meta:user-defined meta:name="Info 2"/>
    <meta:user-defined meta:name="Info 3"/>
    <meta:user-defined meta:name="Info 4"/>
  </office:meta>
</office:document-meta>
</file>